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cm" fo:min-width="1.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82cm" fo:min-width="1.33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solid" svg:stroke-color="#ff0000" draw:fill-color="#ffffff" draw:textarea-horizontal-align="justify" draw:textarea-vertical-align="bottom" draw:auto-grow-height="false" fo:min-height="5.85cm" fo:min-width="9.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cm" fo:min-width="0.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top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botto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fo:font-size="12pt" style:font-size-asian="12pt" style:font-size-complex="12pt"/>
    </style:style>
    <style:style style:name="P2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start" style:writing-mode="lr-tb"/>
      <style:text-properties fo:color="#ffffff" fo:font-size="12pt" style:font-size-asian="12pt" style:font-size-complex="12pt"/>
    </style:style>
    <style:style style:name="P5" style:family="paragraph">
      <loext:graphic-properties draw:fill-color="#ffffff"/>
      <style:paragraph-properties fo:text-align="start" style:writing-mode="lr-tb"/>
      <style:text-properties fo:color="#ffffff" fo:font-size="12pt" style:font-size-asian="12pt" style:font-size-complex="12pt"/>
    </style:style>
    <style:style style:name="P6" style:family="paragraph">
      <style:paragraph-properties fo:text-align="center" style:writing-mode="lr-tb"/>
      <style:text-properties fo:color="#ffffff" fo:font-size="6pt" style:font-size-asian="6pt" style:font-size-complex="6pt"/>
    </style:style>
    <style:style style:name="P7" style:family="paragraph">
      <style:paragraph-properties fo:text-align="end"/>
    </style:style>
    <style:style style:name="P8" style:family="paragraph">
      <loext:graphic-properties draw:fill="solid"/>
      <style:paragraph-properties fo:text-align="end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ffffff" fo:font-size="6pt" style:font-size-asian="6pt" style:font-size-complex="6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2" draw:id="id2" draw:layer="layout" svg:width="1.8cm" svg:height="2.4cm" svg:x="5.25cm" svg:y="14.9cm">
          <text:p text:style-name="P1"><text:span text:style-name="T1">Tela</text:span></text:p>
          <text:p text:style-name="P1"><text:span text:style-name="T1">Inici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9cm" svg:height="0.7cm" svg:x="1.3cm" svg:y="15.75cm">
          <text:p text:style-name="P2"><text:span text:style-name="T2">INIC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3.2cm" svg:y1="16.1cm" svg:x2="5.25cm" svg:y2="16.1cm" draw:start-shape="id1" draw:start-glue-point="1" draw:end-shape="id2" draw:end-glue-point="3" svg:d="M3200 16100h2050" svg:viewBox="0 0 2051 1">
          <text:p/>
        </draw:connector>
        <draw:custom-shape draw:style-name="gr4" draw:text-style-name="P5" draw:layer="layout" svg:width="10.5cm" svg:height="6.3cm" svg:x="3.9cm" svg:y="1.3cm">
          <text:p text:style-name="P4"><text:span text:style-name="T3">Fase 1</text:span></text:p>
          <draw:enhanced-geometry svg:viewBox="0 0 21600 21600" draw:path-stretchpoint-x="10800" draw:path-stretchpoint-y="10800" draw:text-areas="?f3 ?f4 ?f5 ?f6" draw:type="round-rectangle" draw:modifiers="1176.14745211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7.05cm" svg:y1="16.1cm" svg:x2="2.6cm" svg:y2="10.5cm" draw:start-shape="id2" draw:start-glue-point="1" draw:end-shape="id3" draw:end-glue-point="2" svg:d="M7050 16100h501v-3400h-4951v-2200" svg:viewBox="0 0 4952 5601">
          <text:p/>
        </draw:connector>
        <draw:custom-shape draw:style-name="gr1" draw:text-style-name="P1" xml:id="id4" draw:id="id4" draw:layer="layout" svg:width="1.8cm" svg:height="2.4cm" svg:x="4.5cm" svg:y="2.3cm">
          <text:p text:style-name="P1"><text:span text:style-name="T1">Tela</text:span></text:p>
          <text:p text:style-name="P1"><text:span text:style-name="T1">De</text:span></text:p>
          <text:p text:style-name="P1"><text:span text:style-name="T1">Ap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8cm" svg:height="2.4cm" svg:x="7.3cm" svg:y="2.3cm">
          <text:p text:style-name="P1"><text:span text:style-name="T1">Tela</text:span></text:p>
          <text:p text:style-name="P1"><text:span text:style-name="T1">De</text:span></text:p>
          <text:p text:style-name="P1"><text:span text:style-name="T1">Jog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8cm" svg:height="2.4cm" svg:x="12cm" svg:y="5cm">
          <text:p text:style-name="P1"><text:span text:style-name="T1">Vídeo</text:span></text:p>
          <text:p text:style-name="P1"><text:span text:style-name="T1">Histór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2cm" svg:height="1.3cm" svg:x="9.8cm" svg:y="2.85cm">
          <text:p text:style-name="P6"><text:span text:style-name="T4">Passou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3cm" svg:y1="3.5cm" svg:x2="7.3cm" svg:y2="3.5cm" draw:start-shape="id4" draw:start-glue-point="1" draw:end-shape="id5" draw:end-glue-point="3" svg:d="M6300 3500h1000" svg:viewBox="0 0 1001 1">
          <text:p/>
        </draw:connector>
        <draw:connector draw:style-name="gr3" draw:text-style-name="P3" draw:layer="layout" svg:x1="9.1cm" svg:y1="3.5cm" svg:x2="9.8cm" svg:y2="3.5cm" draw:start-shape="id5" draw:start-glue-point="1" draw:end-shape="id6" draw:end-glue-point="5" svg:d="M9100 3500h700" svg:viewBox="0 0 701 1">
          <text:p/>
        </draw:connector>
        <draw:connector draw:style-name="gr6" draw:text-style-name="P8" draw:layer="layout" svg:x1="11.8cm" svg:y1="3.5cm" svg:x2="12.9cm" svg:y2="5cm" draw:start-shape="id6" draw:start-glue-point="7" draw:end-shape="id7" draw:end-glue-point="0" svg:d="M11800 3500h1100v1500" svg:viewBox="0 0 1101 1501">
          <text:p text:style-name="P7"><text:span text:style-name="T5">Sim</text:span></text:p>
        </draw:connector>
        <draw:custom-shape draw:style-name="gr4" draw:text-style-name="P5" draw:layer="layout" svg:width="10.5cm" svg:height="6.3cm" svg:x="14.7cm" svg:y="1.3cm">
          <text:p text:style-name="P4"><text:span text:style-name="T3">Fase 2</text:span></text:p>
          <draw:enhanced-geometry svg:viewBox="0 0 21600 21600" draw:path-stretchpoint-x="10800" draw:path-stretchpoint-y="10800" draw:text-areas="?f3 ?f4 ?f5 ?f6" draw:type="round-rectangle" draw:modifiers="1176.14745211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8cm" svg:height="2.4cm" svg:x="15.3cm" svg:y="2.3cm">
          <text:p text:style-name="P1"><text:span text:style-name="T1">Tela</text:span></text:p>
          <text:p text:style-name="P1"><text:span text:style-name="T1">De</text:span></text:p>
          <text:p text:style-name="P1"><text:span text:style-name="T1">Ap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8cm" svg:height="2.4cm" svg:x="18.1cm" svg:y="2.3cm">
          <text:p text:style-name="P1"><text:span text:style-name="T1">Tela</text:span></text:p>
          <text:p text:style-name="P1"><text:span text:style-name="T1">De</text:span></text:p>
          <text:p text:style-name="P1"><text:span text:style-name="T1">Jog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8cm" svg:height="2.4cm" svg:x="22.8cm" svg:y="5cm">
          <text:p text:style-name="P1"><text:span text:style-name="T1">Vídeo</text:span></text:p>
          <text:p text:style-name="P1"><text:span text:style-name="T1">Histór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2cm" svg:height="1.3cm" svg:x="20.6cm" svg:y="2.85cm">
          <text:p text:style-name="P6"><text:span text:style-name="T4">Passou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7.1cm" svg:y1="3.5cm" svg:x2="18.1cm" svg:y2="3.5cm" draw:start-shape="id8" draw:start-glue-point="1" draw:end-shape="id9" draw:end-glue-point="3" svg:d="M17100 3500h1000" svg:viewBox="0 0 1001 1">
          <text:p/>
        </draw:connector>
        <draw:connector draw:style-name="gr3" draw:text-style-name="P3" draw:layer="layout" svg:x1="19.9cm" svg:y1="3.5cm" svg:x2="20.6cm" svg:y2="3.5cm" draw:start-shape="id9" draw:start-glue-point="1" draw:end-shape="id10" draw:end-glue-point="5" svg:d="M19900 3500h700" svg:viewBox="0 0 701 1">
          <text:p/>
        </draw:connector>
        <draw:connector draw:style-name="gr6" draw:text-style-name="P8" draw:layer="layout" svg:x1="22.6cm" svg:y1="3.5cm" svg:x2="23.7cm" svg:y2="5cm" draw:start-shape="id10" draw:start-glue-point="7" draw:end-shape="id11" draw:end-glue-point="0" svg:d="M22600 3500h1100v1500" svg:viewBox="0 0 1101 1501">
          <text:p text:style-name="P7"><text:span text:style-name="T5">Sim</text:span></text:p>
        </draw:connector>
        <draw:connector draw:style-name="gr3" draw:text-style-name="P3" draw:layer="layout" svg:x1="12.9cm" svg:y1="7.4cm" svg:x2="16.2cm" svg:y2="2.3cm" draw:start-shape="id7" draw:start-glue-point="2" draw:end-shape="id8" draw:end-glue-point="0" svg:d="M12900 7400v501h1650v-6102h1650v501" svg:viewBox="0 0 3301 6103">
          <text:p/>
        </draw:connector>
        <draw:custom-shape draw:style-name="gr4" draw:text-style-name="P5" draw:layer="layout" svg:width="10.5cm" svg:height="6.3cm" svg:x="14.701cm" svg:y="8.101cm">
          <text:p text:style-name="P4"><text:span text:style-name="T3">Fase 3</text:span></text:p>
          <draw:enhanced-geometry svg:viewBox="0 0 21600 21600" draw:path-stretchpoint-x="10800" draw:path-stretchpoint-y="10800" draw:text-areas="?f3 ?f4 ?f5 ?f6" draw:type="round-rectangle" draw:modifiers="1176.14745211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1.8cm" svg:height="2.4cm" svg:x="15.301cm" svg:y="9.101cm">
          <text:p text:style-name="P1"><text:span text:style-name="T1">Tela</text:span></text:p>
          <text:p text:style-name="P1"><text:span text:style-name="T1">De</text:span></text:p>
          <text:p text:style-name="P1"><text:span text:style-name="T1">Ap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8cm" svg:height="2.4cm" svg:x="18.101cm" svg:y="9.101cm">
          <text:p text:style-name="P1"><text:span text:style-name="T1">Tela</text:span></text:p>
          <text:p text:style-name="P1"><text:span text:style-name="T1">De</text:span></text:p>
          <text:p text:style-name="P1"><text:span text:style-name="T1">Jog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.8cm" svg:height="2.4cm" svg:x="22.801cm" svg:y="11.801cm">
          <text:p text:style-name="P1"><text:span text:style-name="T1">Vídeo</text:span></text:p>
          <text:p text:style-name="P1"><text:span text:style-name="T1">Histór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4" draw:id="id14" draw:layer="layout" svg:width="2cm" svg:height="1.3cm" svg:x="20.601cm" svg:y="9.651cm">
          <text:p text:style-name="P6"><text:span text:style-name="T4">Passou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7.101cm" svg:y1="10.301cm" svg:x2="18.101cm" svg:y2="10.301cm" draw:start-shape="id12" draw:start-glue-point="1" draw:end-shape="id13" draw:end-glue-point="3" svg:d="M17101 10301h1000" svg:viewBox="0 0 1001 1">
          <text:p/>
        </draw:connector>
        <draw:connector draw:style-name="gr3" draw:text-style-name="P3" draw:layer="layout" svg:x1="19.901cm" svg:y1="10.301cm" svg:x2="20.601cm" svg:y2="10.301cm" draw:start-shape="id13" draw:start-glue-point="1" draw:end-shape="id14" draw:end-glue-point="5" svg:d="M19901 10301h700" svg:viewBox="0 0 701 1">
          <text:p/>
        </draw:connector>
        <draw:connector draw:style-name="gr6" draw:text-style-name="P8" draw:layer="layout" svg:x1="22.601cm" svg:y1="10.301cm" svg:x2="23.701cm" svg:y2="11.801cm" draw:start-shape="id14" draw:start-glue-point="7" draw:end-shape="id15" draw:end-glue-point="0" svg:d="M22601 10301h1100v1500" svg:viewBox="0 0 1101 1501">
          <text:p text:style-name="P7"><text:span text:style-name="T5">Sim</text:span></text:p>
        </draw:connector>
        <draw:custom-shape draw:style-name="gr4" draw:text-style-name="P5" draw:layer="layout" svg:width="10.5cm" svg:height="6.3cm" svg:x="14.702cm" svg:y="14.902cm">
          <text:p text:style-name="P4"><text:span text:style-name="T3">Fase 4</text:span></text:p>
          <draw:enhanced-geometry svg:viewBox="0 0 21600 21600" draw:path-stretchpoint-x="10800" draw:path-stretchpoint-y="10800" draw:text-areas="?f3 ?f4 ?f5 ?f6" draw:type="round-rectangle" draw:modifiers="1176.14745211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1.8cm" svg:height="2.4cm" svg:x="15.302cm" svg:y="15.902cm">
          <text:p text:style-name="P1"><text:span text:style-name="T1">Tela</text:span></text:p>
          <text:p text:style-name="P1"><text:span text:style-name="T1">De</text:span></text:p>
          <text:p text:style-name="P1"><text:span text:style-name="T1">Ap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1.8cm" svg:height="2.4cm" svg:x="18.102cm" svg:y="15.902cm">
          <text:p text:style-name="P1"><text:span text:style-name="T1">Tela</text:span></text:p>
          <text:p text:style-name="P1"><text:span text:style-name="T1">De</text:span></text:p>
          <text:p text:style-name="P1"><text:span text:style-name="T1">Jog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1.8cm" svg:height="2.4cm" svg:x="22.802cm" svg:y="18.602cm">
          <text:p text:style-name="P1"><text:span text:style-name="T1">Vídeo</text:span></text:p>
          <text:p text:style-name="P1"><text:span text:style-name="T1">Histór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8" draw:id="id18" draw:layer="layout" svg:width="2cm" svg:height="1.3cm" svg:x="20.602cm" svg:y="16.452cm">
          <text:p text:style-name="P6"><text:span text:style-name="T4">Passou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7.102cm" svg:y1="17.102cm" svg:x2="18.102cm" svg:y2="17.102cm" draw:start-shape="id16" draw:start-glue-point="1" draw:end-shape="id17" draw:end-glue-point="3" svg:d="M17102 17102h1000" svg:viewBox="0 0 1001 1">
          <text:p/>
        </draw:connector>
        <draw:connector draw:style-name="gr3" draw:text-style-name="P3" draw:layer="layout" svg:x1="19.902cm" svg:y1="17.102cm" svg:x2="20.602cm" svg:y2="17.102cm" draw:start-shape="id17" draw:start-glue-point="1" draw:end-shape="id18" draw:end-glue-point="5" svg:d="M19902 17102h700" svg:viewBox="0 0 701 1">
          <text:p/>
        </draw:connector>
        <draw:connector draw:style-name="gr6" draw:text-style-name="P8" draw:layer="layout" svg:x1="22.602cm" svg:y1="17.102cm" svg:x2="23.702cm" svg:y2="18.602cm" draw:start-shape="id18" draw:start-glue-point="7" draw:end-shape="id19" draw:end-glue-point="0" svg:d="M22602 17102h1100v1500" svg:viewBox="0 0 1101 1501">
          <text:p text:style-name="P7"><text:span text:style-name="T5">Sim</text:span></text:p>
        </draw:connector>
        <draw:connector draw:style-name="gr7" draw:text-style-name="P10" draw:layer="layout" draw:line-skew="0.499cm" svg:x1="21.602cm" svg:y1="17.752cm" svg:x2="16.202cm" svg:y2="18.302cm" draw:start-shape="id18" draw:start-glue-point="6" draw:end-shape="id16" draw:end-glue-point="2" svg:d="M21602 17752v1550h-5400v-1000" svg:viewBox="0 0 5401 1551">
          <text:p text:style-name="P9"><text:span text:style-name="T5">Não</text:span></text:p>
        </draw:connector>
        <draw:custom-shape draw:style-name="gr4" draw:text-style-name="P5" draw:layer="layout" svg:width="10.5cm" svg:height="6.3cm" svg:x="14.803cm" svg:y="21.703cm">
          <text:p text:style-name="P4"><text:span text:style-name="T3">Fase 5</text:span></text:p>
          <draw:enhanced-geometry svg:viewBox="0 0 21600 21600" draw:path-stretchpoint-x="10800" draw:path-stretchpoint-y="10800" draw:text-areas="?f3 ?f4 ?f5 ?f6" draw:type="round-rectangle" draw:modifiers="1176.14745211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0" draw:id="id20" draw:layer="layout" svg:width="1.8cm" svg:height="2.4cm" svg:x="15.403cm" svg:y="22.703cm">
          <text:p text:style-name="P1"><text:span text:style-name="T1">Tela</text:span></text:p>
          <text:p text:style-name="P1"><text:span text:style-name="T1">De</text:span></text:p>
          <text:p text:style-name="P1"><text:span text:style-name="T1">Ap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1.8cm" svg:height="2.4cm" svg:x="18.203cm" svg:y="22.703cm">
          <text:p text:style-name="P1"><text:span text:style-name="T1">Tela</text:span></text:p>
          <text:p text:style-name="P1"><text:span text:style-name="T1">De</text:span></text:p>
          <text:p text:style-name="P1"><text:span text:style-name="T1">Jog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8cm" svg:height="2.4cm" svg:x="22.903cm" svg:y="25.403cm">
          <text:p text:style-name="P1"><text:span text:style-name="T1">Vídeo</text:span></text:p>
          <text:p text:style-name="P1"><text:span text:style-name="T1">Histór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2" draw:id="id22" draw:layer="layout" svg:width="2cm" svg:height="1.3cm" svg:x="20.703cm" svg:y="23.253cm">
          <text:p text:style-name="P6"><text:span text:style-name="T4">Passou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7.203cm" svg:y1="23.903cm" svg:x2="18.203cm" svg:y2="23.903cm" draw:start-shape="id20" draw:start-glue-point="1" draw:end-shape="id21" draw:end-glue-point="3" svg:d="M17203 23903h1000" svg:viewBox="0 0 1001 1">
          <text:p/>
        </draw:connector>
        <draw:connector draw:style-name="gr3" draw:text-style-name="P3" draw:layer="layout" svg:x1="20.003cm" svg:y1="23.903cm" svg:x2="20.703cm" svg:y2="23.903cm" draw:start-shape="id21" draw:start-glue-point="1" draw:end-shape="id22" draw:end-glue-point="5" svg:d="M20003 23903h700" svg:viewBox="0 0 701 1">
          <text:p/>
        </draw:connector>
        <draw:connector draw:style-name="gr6" draw:text-style-name="P8" draw:layer="layout" svg:x1="22.703cm" svg:y1="23.903cm" svg:x2="23.803cm" svg:y2="25.403cm" draw:start-shape="id22" draw:start-glue-point="7" draw:end-shape="id23" draw:end-glue-point="0" svg:d="M22703 23903h1100v1500" svg:viewBox="0 0 1101 1501">
          <text:p text:style-name="P7"><text:span text:style-name="T5">Sim</text:span></text:p>
        </draw:connector>
        <draw:connector draw:style-name="gr3" draw:text-style-name="P3" draw:layer="layout" svg:x1="23.7cm" svg:y1="7.4cm" svg:x2="16.201cm" svg:y2="9.101cm" draw:start-shape="id11" draw:start-glue-point="2" draw:end-shape="id12" draw:end-glue-point="0" svg:d="M23700 7400v851h-7499v850" svg:viewBox="0 0 7500 1702">
          <text:p/>
        </draw:connector>
        <draw:connector draw:style-name="gr3" draw:text-style-name="P3" draw:layer="layout" svg:x1="23.701cm" svg:y1="14.201cm" svg:x2="16.202cm" svg:y2="15.902cm" draw:start-shape="id15" draw:start-glue-point="2" draw:end-shape="id16" draw:end-glue-point="0" svg:d="M23701 14201v851h-7499v850" svg:viewBox="0 0 7500 1702">
          <text:p/>
        </draw:connector>
        <draw:connector draw:style-name="gr3" draw:text-style-name="P3" draw:layer="layout" svg:x1="23.702cm" svg:y1="21.002cm" svg:x2="16.303cm" svg:y2="22.703cm" draw:start-shape="id19" draw:start-glue-point="2" draw:end-shape="id20" draw:end-glue-point="0" svg:d="M23702 21002v851h-7399v850" svg:viewBox="0 0 7400 1702">
          <text:p/>
        </draw:connector>
        <draw:connector draw:style-name="gr3" draw:text-style-name="P3" draw:layer="layout" svg:x1="22.903cm" svg:y1="26.603cm" svg:x2="6.15cm" svg:y2="25.5cm" draw:start-shape="id23" draw:start-glue-point="3" draw:end-shape="id24" draw:end-glue-point="2" svg:d="M22903 26603h-16753v-1103" svg:viewBox="0 0 16754 1104">
          <text:p/>
        </draw:connector>
        <draw:custom-shape draw:style-name="gr1" draw:text-style-name="P1" xml:id="id3" draw:id="id3" draw:layer="layout" svg:width="1.8cm" svg:height="2.4cm" svg:x="1.7cm" svg:y="8.1cm">
          <text:p text:style-name="P1"><text:span text:style-name="T1">Seleção</text:span></text:p>
          <text:p text:style-name="P1"><text:span text:style-name="T1">Estágio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6cm" svg:y1="8.1cm" svg:x2="4.5cm" svg:y2="3.5cm" draw:start-shape="id3" draw:start-glue-point="0" draw:end-shape="id4" draw:end-glue-point="3" svg:d="M2600 8100v-4600h1900" svg:viewBox="0 0 1901 4601">
          <text:p/>
        </draw:connector>
        <draw:connector draw:style-name="gr3" draw:text-style-name="P3" draw:layer="layout" draw:line-skew="4.7cm" svg:x1="3.5cm" svg:y1="9.3cm" svg:x2="15.3cm" svg:y2="3.5cm" draw:start-shape="id3" draw:start-glue-point="1" draw:end-shape="id8" draw:end-glue-point="3" svg:d="M3500 9300h10600v-5800h1200" svg:viewBox="0 0 11801 5801">
          <text:p/>
        </draw:connector>
        <draw:connector draw:style-name="gr3" draw:text-style-name="P3" draw:layer="layout" svg:x1="3.5cm" svg:y1="9.3cm" svg:x2="15.301cm" svg:y2="10.301cm" draw:start-shape="id3" draw:start-glue-point="1" draw:end-shape="id12" draw:end-glue-point="3" svg:d="M3500 9300h5901v1001h5900" svg:viewBox="0 0 11802 1002">
          <text:p/>
        </draw:connector>
        <draw:connector draw:style-name="gr3" draw:text-style-name="P3" draw:layer="layout" svg:x1="3.5cm" svg:y1="9.3cm" svg:x2="15.302cm" svg:y2="17.102cm" draw:start-shape="id3" draw:start-glue-point="1" draw:end-shape="id16" draw:end-glue-point="3" svg:d="M3500 9300h5901v7802h5901" svg:viewBox="0 0 11803 7803">
          <text:p/>
        </draw:connector>
        <draw:connector draw:style-name="gr3" draw:text-style-name="P3" draw:layer="layout" svg:x1="3.5cm" svg:y1="9.3cm" svg:x2="15.403cm" svg:y2="23.903cm" draw:start-shape="id3" draw:start-glue-point="1" draw:end-shape="id20" draw:end-glue-point="3" svg:d="M3500 9300h5952v14603h5951" svg:viewBox="0 0 11904 14604">
          <text:p/>
        </draw:connector>
        <draw:custom-shape draw:style-name="gr1" draw:text-style-name="P1" xml:id="id24" draw:id="id24" draw:layer="layout" svg:width="1.8cm" svg:height="2.4cm" svg:x="5.25cm" svg:y="23.1cm">
          <text:p text:style-name="P1"><text:span text:style-name="T1">Fim de</text:span></text:p>
          <text:p text:style-name="P1"><text:span text:style-name="T1">Jogo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15cm" svg:y1="23.1cm" svg:x2="6.15cm" svg:y2="17.3cm" draw:start-shape="id24" draw:start-glue-point="0" draw:end-shape="id2" draw:end-glue-point="2" svg:d="M6150 23100v-5800" svg:viewBox="0 0 1 58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7T20:21:50.130000000</meta:creation-date>
    <meta:generator>LibreOffice/6.4.2.2$Windows_x86 LibreOffice_project/4e471d8c02c9c90f512f7f9ead8875b57fcb1ec3</meta:generator>
    <dc:date>2020-10-28T14:56:39.850000000</dc:date>
    <meta:editing-duration>PT5H30M44S</meta:editing-duration>
    <meta:editing-cycles>3</meta:editing-cycles>
    <meta:document-statistic meta:object-count="58"/>
  </office:meta>
</office:document-meta>
</file>